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688in" fo:margin-left="0.0028in" fo:margin-right="-0.0056in" table:align="margins" style:shadow="none" style:writing-mode="lr-tb"/>
    </style:style>
    <style:style style:name="Table1.A" style:family="table-column">
      <style:table-column-properties style:column-width="2.0979in" style:rel-column-width="3021*"/>
    </style:style>
    <style:style style:name="Table1.B" style:family="table-column">
      <style:table-column-properties style:column-width="1.0708in" style:rel-column-width="154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/>
    </style:style>
    <style:style style:name="Table1.B1" style:family="table-cell">
      <style:table-cell-properties style:vertical-align="top" fo:padding-left="0.0799in" fo:padding-right="0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language="fr" fo:country="FR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fr" fo:country="FR" style:font-size-asian="11pt"/>
    </style:style>
    <style:style style:name="P3" style:family="paragraph" style:parent-style-name="Standard">
      <style:paragraph-properties fo:line-height="0.1665in"/>
      <style:text-properties style:font-name="Courier New" fo:font-size="10pt" fo:letter-spacing="-0.0043in" fo:language="fr" fo:country="FR" style:letter-kerning="true" style:font-size-asian="10pt" style:text-scale="105%"/>
    </style:style>
    <style:style style:name="P4" style:family="paragraph" style:parent-style-name="Standard">
      <style:paragraph-properties fo:margin-left="0in" fo:margin-right="-0.0008in" fo:text-indent="0in" style:auto-text-indent="false"/>
      <style:text-properties fo:language="fr" fo:country="FR"/>
    </style:style>
    <style:style style:name="P5" style:family="paragraph" style:parent-style-name="Standard">
      <style:paragraph-properties fo:margin-left="0in" fo:margin-right="-0.0008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-0.0008in" fo:text-indent="0in" style:auto-text-indent="false"/>
      <style:text-properties fo:font-size="10pt" fo:language="fr" fo:country="FR" style:font-size-asian="10pt"/>
    </style:style>
    <style:style style:name="P7" style:family="paragraph" style:parent-style-name="Text_20_body">
      <style:paragraph-properties fo:margin-left="0in" fo:margin-right="-0.0008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in" fo:margin-right="-0.0008in" fo:text-align="center" style:justify-single-word="false" fo:text-indent="0in" style:auto-text-indent="false"/>
      <style:text-properties fo:font-weight="normal" style:font-weight-asian="normal"/>
    </style:style>
    <style:style style:name="P9" style:family="paragraph" style:parent-style-name="Text_20_body">
      <style:paragraph-properties fo:margin-left="0in" fo:margin-right="-0.0008in" fo:text-indent="0in" style:auto-text-indent="false"/>
      <style:text-properties fo:font-size="11pt" fo:font-weight="normal" style:font-size-asian="11pt" style:font-weight-asian="normal"/>
    </style:style>
    <style:style style:name="P10" style:family="paragraph" style:parent-style-name="Text_20_body">
      <style:paragraph-properties fo:margin-left="0in" fo:margin-right="-0.0008in" fo:text-indent="0in" style:auto-text-indent="false">
        <style:tab-stops>
          <style:tab-stop style:position="2.0835in"/>
        </style:tab-stops>
      </style:paragraph-properties>
      <style:text-properties fo:font-size="11pt" fo:font-style="italic" fo:font-weight="normal" style:font-size-asian="11pt" style:font-style-asian="italic" style:font-weight-asian="normal"/>
    </style:style>
    <style:style style:name="P11" style:family="paragraph" style:parent-style-name="Text_20_body">
      <style:paragraph-properties fo:margin-left="0in" fo:margin-right="-0.0008in" fo:text-align="center" style:justify-single-word="false" fo:text-indent="0in" style:auto-text-indent="false"/>
      <style:text-properties style:font-name="Courier New" fo:font-size="10pt" fo:letter-spacing="-0.0138in" fo:language="zxx" fo:country="none" fo:font-weight="normal" style:letter-kerning="true" style:font-size-asian="10pt" style:font-weight-asian="normal"/>
    </style:style>
    <style:style style:name="P12" style:family="paragraph" style:parent-style-name="Text_20_body">
      <style:paragraph-properties fo:margin-left="0in" fo:margin-right="-0.0008in" fo:text-align="center" style:justify-single-word="false" fo:text-indent="0in" style:auto-text-indent="false" fo:break-before="column"/>
      <style:text-properties style:font-name="Arial" fo:font-size="11pt" fo:font-weight="normal" style:font-size-asian="11pt" style:font-weight-asian="normal"/>
    </style:style>
    <style:style style:name="P13" style:family="paragraph" style:parent-style-name="Standard">
      <style:paragraph-properties fo:margin-left="0in" fo:margin-right="0.0492in" fo:line-height="0.1665in" fo:text-indent="0in" style:auto-text-indent="false"/>
    </style:style>
    <style:style style:name="P14" style:family="paragraph" style:parent-style-name="Standard">
      <style:paragraph-properties fo:margin-left="0in" fo:margin-right="0.0492in" fo:line-height="0.1665in" fo:text-indent="0in" style:auto-text-indent="false"/>
      <style:text-properties style:font-name="Courier New" fo:font-size="10pt" fo:letter-spacing="-0.0043in" fo:language="fr" fo:country="FR" style:letter-kerning="true" style:font-size-asian="10pt" style:text-scale="105%"/>
    </style:style>
    <style:style style:name="P15" style:family="paragraph" style:parent-style-name="Standard">
      <style:paragraph-properties fo:margin-left="0in" fo:margin-right="0.0492in" fo:line-height="0.1528in" fo:text-indent="0in" style:auto-text-indent="false"/>
      <style:text-properties style:font-name="Courier New" fo:font-size="9pt" fo:language="fr" fo:country="FR" style:font-size-asian="9pt"/>
    </style:style>
    <style:style style:name="P16" style:family="paragraph" style:parent-style-name="Standard">
      <style:paragraph-properties fo:margin-left="0in" fo:margin-right="0.0492in" fo:line-height="0.1528in" fo:text-indent="0in" style:auto-text-indent="false"/>
    </style:style>
    <style:style style:name="P17" style:family="paragraph" style:parent-style-name="Standard">
      <style:paragraph-properties fo:margin-left="0in" fo:margin-right="0.0492in" fo:text-indent="0in" style:auto-text-indent="false"/>
      <style:text-properties fo:language="fr" fo:country="FR"/>
    </style:style>
    <style:style style:name="P18" style:family="paragraph" style:parent-style-name="Text_20_body">
      <style:paragraph-properties fo:margin-left="0in" fo:margin-right="0.0492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.0492in" fo:text-align="center" style:justify-single-word="false" fo:text-indent="0in" style:auto-text-indent="false"/>
      <style:text-properties style:font-name="Courier New" fo:font-size="11pt" fo:font-weight="normal" style:font-size-asian="11pt" style:font-weight-asian="normal"/>
    </style:style>
    <style:style style:name="P20" style:family="paragraph" style:parent-style-name="Text_20_body">
      <style:paragraph-properties fo:margin-left="0in" fo:margin-right="0.0492in" fo:line-height="0.1665in" fo:text-indent="0in" style:auto-text-indent="false"/>
      <style:text-properties style:font-name="Courier New" fo:font-size="10pt" fo:letter-spacing="-0.0043in" fo:font-weight="normal" style:letter-kerning="true" style:font-size-asian="10pt" style:font-weight-asian="normal" style:text-scale="105%"/>
    </style:style>
    <style:style style:name="P21" style:family="paragraph" style:parent-style-name="Text_20_body">
      <style:paragraph-properties fo:margin-left="0in" fo:margin-right="0.0492in" fo:line-height="0.1665in" fo:text-indent="0in" style:auto-text-indent="false"/>
      <style:text-properties style:font-name="Courier New" fo:font-size="10pt" fo:letter-spacing="-0.0043in" fo:language="zxx" fo:country="none" fo:font-weight="normal" style:letter-kerning="true" style:font-size-asian="10pt" style:font-weight-asian="normal" style:text-scale="105%"/>
    </style:style>
    <style:style style:name="P22" style:family="paragraph" style:parent-style-name="Text_20_body">
      <style:paragraph-properties fo:margin-left="0in" fo:margin-right="0.0492in" fo:line-height="0.1665in" fo:text-indent="0in" style:auto-text-indent="false"/>
    </style:style>
    <style:style style:name="P23" style:family="paragraph" style:parent-style-name="Text_20_body">
      <style:paragraph-properties fo:margin-left="0in" fo:margin-right="0.0492in" fo:text-align="center" style:justify-single-word="false" fo:text-indent="0in" style:auto-text-indent="false" fo:break-before="column"/>
      <style:text-properties style:font-name="Arial" fo:font-size="11pt" fo:font-weight="normal" style:font-size-asian="11pt" style:font-weight-asian="normal"/>
    </style:style>
    <style:style style:name="P24" style:family="paragraph" style:parent-style-name="Corps_20_de_20_texte_20_2">
      <style:paragraph-properties fo:margin-left="0in" fo:margin-right="0.0492in" fo:line-height="0.1665in" fo:text-indent="0in" style:auto-text-indent="false"/>
      <style:text-properties fo:letter-spacing="-0.0043in" style:letter-kerning="true" style:text-scale="105%"/>
    </style:style>
    <style:style style:name="P25" style:family="paragraph" style:parent-style-name="Corps_20_de_20_texte_20_3">
      <style:paragraph-properties fo:margin-left="0in" fo:margin-right="0.0492in" fo:line-height="0.1665in" fo:text-indent="0in" style:auto-text-indent="false"/>
      <style:text-properties fo:font-size="10pt" fo:letter-spacing="-0.0043in" style:letter-kerning="true" style:font-size-asian="10pt" style:text-scale="105%"/>
    </style:style>
    <style:style style:name="P26" style:family="paragraph" style:parent-style-name="Corps_20_de_20_texte_20_3">
      <style:paragraph-properties fo:margin-left="0in" fo:margin-right="0.0492in" fo:line-height="0.1665in" fo:text-indent="0in" style:auto-text-indent="false"/>
      <style:text-properties fo:font-size="10pt" fo:letter-spacing="-0.0043in" fo:language="zxx" fo:country="none" style:letter-kerning="true" style:font-size-asian="10pt" style:text-scale="105%"/>
    </style:style>
    <style:style style:name="P27" style:family="paragraph" style:parent-style-name="Standard">
      <style:paragraph-properties fo:margin-left="0in" fo:margin-right="0.0201in" fo:line-height="0.1665in" fo:text-indent="0in" style:auto-text-indent="false"/>
    </style:style>
    <style:style style:name="P28" style:family="paragraph" style:parent-style-name="Standard">
      <style:paragraph-properties fo:margin-left="0in" fo:margin-right="0.0201in" fo:line-height="0.1665in" fo:text-indent="0in" style:auto-text-indent="false"/>
      <style:text-properties style:font-name="Courier New" fo:font-size="10pt" fo:letter-spacing="-0.0043in" fo:language="fr" fo:country="FR" style:letter-kerning="true" style:font-size-asian="10pt" style:text-scale="105%"/>
    </style:style>
    <style:style style:name="P29" style:family="paragraph" style:parent-style-name="Standard">
      <style:paragraph-properties fo:margin-left="0in" fo:margin-right="-0.0634in" fo:line-height="0.1528in" fo:text-indent="0in" style:auto-text-indent="false"/>
    </style:style>
    <style:style style:name="P30" style:family="paragraph" style:parent-style-name="Standard">
      <style:paragraph-properties fo:margin-left="0in" fo:margin-right="-0.0634in" fo:line-height="0.1528in" fo:text-indent="0in" style:auto-text-indent="false"/>
      <style:text-properties style:font-name="Courier New" fo:font-size="9pt" fo:language="fr" fo:country="FR" style:font-size-asian="9pt"/>
    </style:style>
    <style:style style:name="P31" style:family="paragraph" style:parent-style-name="Standard">
      <style:paragraph-properties fo:margin-left="0in" fo:margin-right="-0.0634in" fo:margin-top="0.0835in" fo:margin-bottom="0in" fo:line-height="0.1528in" fo:text-indent="0in" style:auto-text-indent="false"/>
    </style:style>
    <style:style style:name="P32" style:family="paragraph" style:parent-style-name="Standard">
      <style:paragraph-properties fo:margin-left="0in" fo:margin-right="0.0516in" fo:line-height="0.139in" fo:text-indent="0in" style:auto-text-indent="false"/>
    </style:style>
    <style:style style:name="P33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/>
    </style:style>
    <style:style style:name="P34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fo:font-weight="bold" style:font-size-asian="9pt" style:font-weight-asian="bold"/>
    </style:style>
    <style:style style:name="P35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11pt" fo:language="fr" fo:country="FR" style:font-size-asian="11pt"/>
    </style:style>
    <style:style style:name="P36" style:family="paragraph" style:parent-style-name="Standard">
      <style:paragraph-properties fo:margin-left="0in" fo:margin-right="0.0516in" fo:line-height="0.139in" fo:text-indent="0in" style:auto-text-indent="false"/>
      <style:text-properties fo:font-size="10pt" fo:language="fr" fo:country="FR" style:font-size-asian="10pt"/>
    </style:style>
    <style:style style:name="P37" style:family="paragraph" style:parent-style-name="Text_20_body">
      <style:paragraph-properties fo:margin-left="0in" fo:margin-right="0.0516in" fo:margin-top="0.0835in" fo:margin-bottom="0in" fo:line-height="0.1665in" fo:text-indent="0in" style:auto-text-indent="false"/>
      <style:text-properties style:font-name="Courier New" fo:font-size="10pt" fo:letter-spacing="-0.0043in" fo:font-weight="normal" style:letter-kerning="true" style:font-size-asian="10pt" style:font-weight-asian="normal" style:text-scale="105%"/>
    </style:style>
    <style:style style:name="P38" style:family="paragraph" style:parent-style-name="Standard">
      <style:paragraph-properties fo:margin-left="0in" fo:margin-right="-0.0299in" fo:line-height="0.139in" fo:text-indent="0in" style:auto-text-indent="false"/>
    </style:style>
    <style:style style:name="P39" style:family="paragraph" style:parent-style-name="Text_20_body">
      <style:paragraph-properties fo:margin-left="0.0827in" fo:margin-right="0.1654in" fo:margin-top="0.0417in" fo:margin-bottom="0in" fo:text-align="justify" style:justify-single-word="false" fo:text-indent="-0.0827in" style:auto-text-indent="false"/>
    </style:style>
    <style:style style:name="P40" style:family="paragraph" style:parent-style-name="Text_20_body">
      <style:paragraph-properties fo:margin-left="0.0827in" fo:margin-right="0.1654in" fo:margin-top="0.0402in" fo:margin-bottom="0in" fo:text-align="justify" style:justify-single-word="false" fo:text-indent="-0.0827in" style:auto-text-indent="false"/>
    </style:style>
    <style:style style:name="P41" style:family="paragraph" style:parent-style-name="Text_20_body">
      <style:paragraph-properties fo:margin-left="0.0835in" fo:margin-right="0.1665in" fo:text-align="center" style:justify-single-word="false" fo:text-indent="-0.0835in" style:auto-text-indent="false"/>
      <style:text-properties style:font-name="Arial" fo:font-size="11pt" fo:font-weight="normal" style:font-size-asian="11pt" style:font-weight-asian="normal"/>
    </style:style>
    <style:style style:name="P42" style:family="paragraph" style:parent-style-name="parag">
      <style:text-properties fo:font-size="12pt" style:font-size-asian="12pt"/>
    </style:style>
    <style:style style:name="P43" style:family="paragraph" style:parent-style-name="parag">
      <style:paragraph-properties fo:margin-left="0in" fo:margin-right="0in" fo:text-indent="0in" style:auto-text-indent="false"/>
    </style:style>
    <style:style style:name="P44" style:family="paragraph" style:parent-style-name="parag">
      <style:paragraph-properties fo:margin-left="0in" fo:margin-right="0in" fo:text-align="center" style:justify-single-word="false" fo:text-indent="0in" style:auto-text-indent="false" style:snap-to-layout-grid="false"/>
    </style:style>
    <style:style style:name="P45" style:family="paragraph" style:parent-style-name="parag">
      <style:paragraph-properties fo:margin-left="0in" fo:margin-right="0in" fo:text-align="center" style:justify-single-word="false" fo:text-indent="0in" style:auto-text-indent="false"/>
      <style:text-properties fo:font-size="9pt" style:font-size-asian="9pt"/>
    </style:style>
    <style:style style:name="P46" style:family="paragraph" style:parent-style-name="parag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47" style:family="paragraph" style:parent-style-name="parag">
      <style:paragraph-properties fo:margin-left="0in" fo:margin-right="0in" fo:margin-top="0.0835in" fo:margin-bottom="0in" fo:text-indent="0in" style:auto-text-indent="false"/>
    </style:style>
    <style:style style:name="P48" style:family="paragraph" style:parent-style-name="parag">
      <style:paragraph-properties fo:margin-left="0in" fo:margin-right="0in" fo:margin-top="0.0835in" fo:margin-bottom="0in" fo:text-align="center" style:justify-single-word="false" fo:text-indent="0in" style:auto-text-indent="false"/>
    </style:style>
    <style:style style:name="P49" style:family="paragraph" style:parent-style-name="parag">
      <style:paragraph-properties fo:margin-left="0in" fo:margin-right="0in" fo:text-indent="0.3335in" style:auto-text-indent="false" style:snap-to-layout-grid="false"/>
    </style:style>
    <style:style style:name="P50" style:family="paragraph" style:parent-style-name="parag">
      <style:paragraph-properties fo:margin-left="0in" fo:margin-right="0in" fo:margin-top="0.0417in" fo:margin-bottom="0in" fo:text-indent="0.3335in" style:auto-text-indent="false"/>
    </style:style>
    <style:style style:name="P51" style:family="paragraph" style:parent-style-name="parag">
      <style:paragraph-properties fo:margin-left="0in" fo:margin-right="0in" fo:margin-top="0.0417in" fo:margin-bottom="0in" fo:text-indent="0.3346in" style:auto-text-indent="false"/>
    </style:style>
    <style:style style:name="P52" style:family="paragraph" style:parent-style-name="parag">
      <style:paragraph-properties fo:margin-top="0.0417in" fo:margin-bottom="0in"/>
    </style:style>
    <style:style style:name="P53" style:family="paragraph" style:parent-style-name="parag">
      <style:paragraph-properties fo:margin-top="0.0835in" fo:margin-bottom="0in"/>
    </style:style>
    <style:style style:name="P54" style:family="paragraph" style:parent-style-name="parag">
      <style:paragraph-properties fo:margin-left="0in" fo:margin-right="0in" fo:margin-top="0.0835in" fo:margin-bottom="0in" fo:text-indent="0.6654in" style:auto-text-indent="false"/>
      <style:text-properties fo:font-size="10pt" style:font-size-asian="10pt"/>
    </style:style>
    <style:style style:name="P55" style:family="paragraph" style:parent-style-name="parag">
      <style:paragraph-properties fo:margin-left="0in" fo:margin-right="0in" fo:margin-top="0in" fo:margin-bottom="0.0835in" fo:text-indent="0.6654in" style:auto-text-indent="false"/>
      <style:text-properties fo:font-size="10pt" style:font-size-asian="10pt"/>
    </style:style>
    <style:style style:name="P56" style:family="paragraph" style:parent-style-name="parag">
      <style:paragraph-properties fo:margin-left="0.4917in" fo:margin-right="0in" fo:text-indent="0.5083in" style:auto-text-indent="false"/>
      <style:text-properties fo:font-size="10pt" style:font-size-asian="10pt"/>
    </style:style>
    <style:style style:name="P57" style:family="paragraph" style:parent-style-name="parag">
      <style:paragraph-properties fo:margin-left="0in" fo:margin-right="0in" fo:text-indent="0.6665in" style:auto-text-indent="false"/>
    </style:style>
    <style:style style:name="P58" style:family="paragraph" style:parent-style-name="parag">
      <style:paragraph-properties fo:margin-left="0in" fo:margin-right="0in" fo:text-indent="0.6665in" style:auto-text-indent="false"/>
      <style:text-properties fo:font-size="10pt" style:font-size-asian="10pt"/>
    </style:style>
    <style:style style:name="P59" style:family="paragraph" style:parent-style-name="parag">
      <style:paragraph-properties fo:margin-left="0in" fo:margin-right="0in" fo:text-indent="1in" style:auto-text-indent="false"/>
      <style:text-properties fo:font-size="10pt" style:font-size-asian="10pt"/>
    </style:style>
    <style:style style:name="P60" style:family="paragraph" style:parent-style-name="Standard">
      <style:paragraph-properties fo:margin-left="0in" fo:margin-right="0.0516in" fo:line-height="0.139in" fo:text-indent="0in" style:auto-text-indent="false"/>
      <style:text-properties style:font-name="Courier New" fo:font-size="9pt" fo:language="fr" fo:country="FR" style:font-size-asian="9pt"/>
    </style:style>
    <style:style style:name="P61" style:family="paragraph" style:parent-style-name="Text_20_body" style:master-page-name="Standard">
      <style:paragraph-properties fo:margin-left="0in" fo:margin-right="-0.0008in" fo:text-align="center" style:justify-single-word="false" fo:text-indent="0in" style:auto-text-indent="false" style:page-number="auto"/>
      <style:text-properties style:font-name="Arial" fo:font-size="11pt" fo:font-weight="normal" style:font-size-asian="11pt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language="fr" fo:country="FR" fo:font-weight="bold" style:font-size-asian="15pt" style:font-weight-asian="bold"/>
    </style:style>
    <style:style style:name="T4" style:family="text">
      <style:text-properties fo:font-size="15pt" fo:language="fr" fo:country="FR" style:font-size-asian="15pt"/>
    </style:style>
    <style:style style:name="T5" style:family="text">
      <style:text-properties fo:font-size="11pt" fo:font-weight="normal" style:font-size-asian="11pt" style:font-weight-asian="normal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0.0055in" style:font-name-asian="MS Mincho" style:font-size-asian="11pt" style:font-size-complex="11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style="italic" style:font-size-asian="12pt" style:font-style-asian="italic"/>
    </style:style>
    <style:style style:name="T11" style:family="text">
      <style:text-properties fo:font-size="12pt" fo:letter-spacing="-0.0016in" style:font-size-asian="12pt"/>
    </style:style>
    <style:style style:name="T12" style:family="text">
      <style:text-properties fo:font-size="12pt" fo:letter-spacing="-0.0016in" style:font-name-asian="MS Mincho" style:font-size-asian="12pt"/>
    </style:style>
    <style:style style:name="T13" style:family="text">
      <style:text-properties fo:font-size="12pt" fo:letter-spacing="0.0016in" style:font-size-asian="12pt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fo:font-weight="normal" style:font-size-asian="10pt" style:font-weight-asian="normal"/>
    </style:style>
    <style:style style:name="T17" style:family="text">
      <style:text-properties style:font-name="Arial Narrow" fo:font-size="12pt" style:font-size-asian="12pt"/>
    </style:style>
    <style:style style:name="T18" style:family="text">
      <style:text-properties fo:font-size="8pt" style:font-size-asian="8pt"/>
    </style:style>
    <style:style style:name="T19" style:family="text">
      <style:text-properties style:text-position="-45% 100%"/>
    </style:style>
    <style:style style:name="T20" style:family="text">
      <style:text-properties style:font-name="Courier New" fo:font-size="10pt" fo:letter-spacing="-0.0043in" fo:font-weight="normal" style:letter-kerning="true" style:font-size-asian="10pt" style:font-weight-asian="normal" style:text-scale="105%"/>
    </style:style>
    <style:style style:name="T21" style:family="text">
      <style:text-properties style:font-name="Courier New" fo:font-size="10pt" fo:letter-spacing="-0.0043in" style:letter-kerning="true" style:font-size-asian="10pt" style:text-scale="105%"/>
    </style:style>
    <style:style style:name="T22" style:family="text">
      <style:text-properties style:font-name="Courier New" fo:font-size="10pt" fo:letter-spacing="-0.0043in" fo:language="fr" fo:country="FR" style:letter-kerning="true" style:font-size-asian="10pt" style:text-scale="105%"/>
    </style:style>
    <style:style style:name="T23" style:family="text">
      <style:text-properties style:font-name="Courier New" fo:font-size="10pt" fo:letter-spacing="-0.0043in" fo:language="fr" fo:country="FR" fo:font-weight="bold" style:letter-kerning="true" style:font-size-asian="10pt" style:font-weight-asian="bold" style:text-scale="105%"/>
    </style:style>
    <style:style style:name="T24" style:family="text">
      <style:text-properties style:font-name="Courier New" fo:font-size="10pt" fo:letter-spacing="-0.0043in" fo:font-style="italic" style:letter-kerning="true" style:font-size-asian="10pt" style:font-style-asian="italic" style:text-scale="105%"/>
    </style:style>
    <style:style style:name="T25" style:family="text">
      <style:text-properties style:font-name="Courier New" fo:font-size="9pt" fo:language="fr" fo:country="FR" fo:font-weight="bold" style:font-size-asian="9pt" style:font-weight-asian="bold"/>
    </style:style>
    <style:style style:name="T26" style:family="text">
      <style:text-properties style:font-name="Courier New" fo:font-size="9pt" fo:language="fr" fo:country="FR" style:font-size-asian="9pt"/>
    </style:style>
    <style:style style:name="T27" style:family="text">
      <style:text-properties style:font-name="Courier New" fo:font-size="9pt" fo:language="fr" fo:country="FR" fo:font-weight="normal" style:font-size-asian="9pt" style:font-weight-asian="normal" style:font-weight-complex="normal"/>
    </style:style>
    <style:style style:name="T28" style:family="text">
      <style:text-properties fo:letter-spacing="-0.0138in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ize="10pt" fo:font-weight="normal" style:font-size-asian="10pt" style:font-weight-asian="normal"/>
    </style:style>
    <style:style style:name="T31" style:family="text">
      <style:text-properties style:text-position="super 58%" fo:font-size="9pt" fo:font-weight="normal" style:font-size-asian="9pt" style:font-weight-asian="normal"/>
    </style:style>
    <style:style style:name="T32" style:family="text">
      <style:text-properties style:text-position="0% 100%"/>
    </style:style>
    <style:style style:name="T33" style:family="text">
      <style:text-properties style:font-name="Symbol" fo:font-size="10.5pt" style:font-size-asian="10.5pt"/>
    </style:style>
    <style:style style:name="T34" style:family="text">
      <style:text-properties fo:font-size="9pt" fo:font-weight="normal" style:font-size-asian="9pt" style:font-weight-asian="normal"/>
    </style:style>
    <style:style style:name="T35" style:family="text">
      <style:text-properties fo:letter-spacing="0.0028in"/>
    </style:style>
    <style:style style:name="T36" style:family="text">
      <style:text-properties style:font-name="Times New Roman" fo:background-color="transparent"/>
    </style:style>
    <style:style style:name="T37" style:family="text">
      <style:text-properties fo:letter-spacing="0.0055in"/>
    </style:style>
    <style:style style:name="T38" style:family="text">
      <style:text-properties fo:letter-spacing="0.0335in"/>
    </style:style>
    <style:style style:name="T39" style:family="text">
      <style:text-properties fo:letter-spacing="0.0043in"/>
    </style:style>
    <style:style style:name="T40" style:family="text">
      <style:text-properties fo:letter-spacing="0.0043in" fo:font-weight="bold" style:font-weight-asian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2.272in" draw:visible-area-height="2.1366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Le document imprimé</text:p>
      <text:p text:style-name="P10">Guide pratique<text:tab/> Novembre 2008</text:p>
      <text:p text:style-name="P9"/>
      <text:p text:style-name="P8">Chapitre I.</text:p>
      <text:p text:style-name="P4"><text:tab/></text:p>
      <text:p text:style-name="P5"><text:span text:style-name="T3">R</text:span><text:span text:style-name="T4">ésumé des </text:span><text:span text:style-name="T3">D</text:span><text:span text:style-name="T4">irectives de </text:span><text:span text:style-name="T3">R</text:span><text:span text:style-name="T4">electure et de </text:span><text:span text:style-name="T3">C</text:span><text:span text:style-name="T4">orrection</text:span></text:p>
      <text:p text:style-name="P6"/>
      <text:p text:style-name="P7"><text:span text:style-name="T5">GRAS </text:span><text:span text:style-name="T6">―</text:span><text:span text:style-name="T5"> ITALIQUES </text:span><text:span text:style-name="T6">―</text:span><text:span text:style-name="T5"> PETITES</text:span></text:p>
      <text:p text:style-name="P7"><text:span text:style-name="T5">CAPITALES </text:span><text:span text:style-name="T6">―</text:span><text:span text:style-name="T5"> PARAGRAPHES </text:span><text:span text:style-name="T6">―</text:span><text:span text:style-name="T5"> TIRETS </text:span></text:p>
      <text:p text:style-name="P7"><text:span text:style-name="T6">―</text:span><text:span text:style-name="T5"> NOTES</text:span></text:p>
      <text:p text:style-name="P6"/>
      <text:p text:style-name="parag"><text:span text:style-name="T8">Les mots imprimés </text:span><text:span text:style-name="T9">en gras</text:span><text:span text:style-name="T8"> ou </text:span><text:span text:style-name="T10">en italique</text:span><text:span text:style-name="T8"> doivent être ignorés quant à leur formatage. Seul le texte doit être corrigé, indépendamment de la mise en forme. Ignorez également les </text:span><text:span text:style-name="T15">changements de taille</text:span><text:span text:style-name="T8"> ou de </text:span><text:span text:style-name="T17">police de caractère</text:span><text:span text:style-name="T8">. Les mots en P</text:span><text:span text:style-name="T18">ETITES</text:span><text:span text:style-name="T8"> C</text:span><text:span text:style-name="T18">APITALES</text:span><text:span text:style-name="T8"> au milieu d’un texte sont laissés comme dans le texte éditable : si le texte est entièrement en </text:span><text:span text:style-name="T18">CAPITALES</text:span><text:span text:style-name="T8">, laissez-le en </text:span><text:span text:style-name="T18">CAPITALES</text:span><text:span text:style-name="T8">, etc.</text:span></text:p>
      <text:p text:style-name="parag"><text:span text:style-name="T8">Chaque nouveau paragraphe est indiqué par une ligne blanche</text:span><text:span text:style-name="T9">.</text:span></text:p>
      <text:p text:style-name="parag"><text:span text:style-name="T8">N’enlevez pas les sauts de lignes (« retour chariot </text:span><text:span text:style-name="T8">»). La mise en page se fera tout à la n, mais en attendant les bénévoles qui viennent après vous préfèrent que les sauts de ligne soient identiques entre le texte et l’image pour pouvoir les comparer facilement ligne par ligne.</text:span></text:p>
      <text:p text:style-name="P42">Enlevez les en-têtes et pieds de page (comme le titre du livre ou du chapitre, ou le numéro de page) répétés sur chaque page.</text:p>
      <text:p text:style-name="P48"><text:span text:style-name="T19">*</text:span> * <text:span text:style-name="T19">*</text:span></text:p>
      <text:p text:style-name="P42">Retirez l’espace avant la ponctuation (y compris, en typographie française, l’espace insécable gurant avant le deux-points et le point-virgule) ; gardez en revanche l’espace après une ponctuation. </text:p>
      <text:p text:style-name="P42">Ne corrigez pas l’orthographe quand il est délibérément non conforme à l’usage actuel (phrase en dialecte, vieulx françois, etc.). Signalez les erreurs d’impression par une note dans le tetxe.</text:p>
      <text:p text:style-name="parag"><text:span text:style-name="T8">La lettre s des livres anciens, imprimée comme </text:span><text:span text:style-name="T10">ſ </text:span><text:span text:style-name="T8">ou </text:span>ſ<text:span text:style-name="T8">, doit être changée en « s </text:span><text:span text:style-name="T8">». </text:span></text:p>
      <text:p text:style-name="parag"><text:span text:style-name="T9">Traits d’union</text:span><text:span text:style-name="T8">. ― Si un mot est coupé en n de ligne, rejoignez-le sur la ligne supé­rieure, en ne laissant le trait d’union que s’il s’agit d’un mot composé comme « porte- </text:span><text:span text:style-name="T11">manteau ». N’oubliez pas</text:span><text:span text:style-name="T12"> </text:span><text:span text:style-name="T11">d’insérer</text:span><text:span text:style-name="T12"> </text:span><text:span text:style-name="T11">après le</text:span><text:span text:style-name="T8"> mot un retour à la ligne pour respecter les sauts de ligne.</text:span><text:span text:style-name="T13"> </text:span><text:span text:style-name="T8">Laissez </text:span><text:span text:style-name="T13">le trait d’union à la n de la der-</text:span></text:p>
      <text:p text:style-name="P18"/>
      <text:p text:style-name="P18">- 1 -</text:p>
      <text:p text:style-name="P23">Le texte correctement relu</text:p>
      <text:p text:style-name="P19"/>
      <text:p text:style-name="P21"><draw:frame draw:style-name="fr1" draw:name="Frame1" text:anchor-type="char" svg:x="0.9118in" svg:y="-0.1272in" svg:width="2.5098in" svg:height="0.3484in" draw:z-index="2"><draw:text-box><text:p text:style-name="P1">Supprimez l’en-tête</text:p></draw:text-box></draw:frame></text:p>
      <text:p text:style-name="P20"/>
      <text:p text:style-name="P37">Chapitre I.</text:p>
      <text:p text:style-name="P14"><text:tab/></text:p>
      <text:p text:style-name="P14">Résumé des Directives de Relecture</text:p>
      <text:p text:style-name="P14">et de Correction</text:p>
      <text:p text:style-name="P14"/>
      <text:p text:style-name="P20">GRAS--ITALIQUES--PETITES </text:p>
      <text:p text:style-name="P22"><text:span text:style-name="T20">CAPITALES--PARAGRAPHES--TIRETS--</text:span><text:span text:style-name="T21">NOTES</text:span></text:p>
      <text:p text:style-name="P14"/>
      <text:p text:style-name="P22"><text:span text:style-name="T20">Les mots imprimés en gras</text:span><text:span text:style-name="T21"> </text:span><text:span text:style-name="T20">ou en italique</text:span></text:p>
      <text:p text:style-name="P20">doivent être ignorés quant à leur formatage. </text:p>
      <text:p text:style-name="P20">Seul le texte doit être corrigé, indépendamment</text:p>
      <text:p text:style-name="P20">de sa mise en forme. Ignorez également les</text:p>
      <text:p text:style-name="P20">changements de taille ou de police de caractère. Les</text:p>
      <text:p text:style-name="P22"><text:span text:style-name="T20">mots en </text:span><text:span text:style-name="T21">Petites Capitales</text:span><text:span text:style-name="T20"> au milieu d'un texte </text:span></text:p>
      <text:p text:style-name="P22"><text:span text:style-name="T20">sont laissés</text:span><text:span text:style-name="T21"> </text:span><text:span text:style-name="T20">comme dans le texte éditable: si le </text:span></text:p>
      <text:p text:style-name="P22"><text:span text:style-name="T20">texte est entièrement en </text:span><text:span text:style-name="T21">CAPITALES</text:span><text:span text:style-name="T20">, laissez-le en </text:span></text:p>
      <text:p text:style-name="P22"><text:span text:style-name="T21">CAPITALES</text:span><text:span text:style-name="T20">, etc.</text:span></text:p>
      <text:p text:style-name="P14"/>
      <text:p text:style-name="P14">Chaque nouveau paragraphe est indiqué </text:p>
      <text:p text:style-name="P13"><text:span text:style-name="T22">par une ligne blanche</text:span><text:span text:style-name="T23">.</text:span></text:p>
      <text:p text:style-name="P3"/>
      <text:p text:style-name="P24">N'enlevez pas les sauts de lignes («retour</text:p>
      <text:p text:style-name="P24">chariot»). La mise en page se fera tout à la fin,</text:p>
      <text:p text:style-name="P24">mais en attendant les bénévoles qui viennent </text:p>
      <text:p text:style-name="P24">après vous préfèrent que les sauts de ligne </text:p>
      <text:p text:style-name="P24">soient identiques entre le texte et l'image pour pouvoir les comparer facilement ligne par </text:p>
      <text:p text:style-name="P24">ligne. </text:p>
      <text:p text:style-name="P14"/>
      <text:p text:style-name="P25">Enlevez les en-têtes et pieds de page </text:p>
      <text:p text:style-name="P25">(comme le titre du livre ou du chapitre, ou le </text:p>
      <text:p text:style-name="P25">numéro de page) répétés sur chaque page.</text:p>
      <text:p text:style-name="P26"><draw:frame draw:style-name="fr1" draw:name="Frame2" text:anchor-type="char" svg:x="-0.0256in" svg:y="0.1173in" svg:width="4.3425in" svg:height="0.3165in" draw:z-index="4"><draw:text-box><text:p text:style-name="P2">Ignorez les espaces ou décorations entre les paragraphes.</text:p></draw:text-box></draw:frame></text:p>
      <text:p text:style-name="P25"/>
      <text:p text:style-name="P25"/>
      <text:p text:style-name="P20">Retirez l'espace avant la ponctuation (y</text:p>
      <text:p text:style-name="P20">compris, en typographie française, l'espace</text:p>
      <text:p text:style-name="P20">insécable figurant avant le deux-points et le </text:p>
      <text:p text:style-name="P20">point-virgule); gardez en revanche l'espace </text:p>
      <text:p text:style-name="P20">après une ponctuation. </text:p>
      <text:p text:style-name="P20"/>
      <text:p text:style-name="P20">Ne corrigez pas l'orthographe quand il est</text:p>
      <text:p text:style-name="P20">délibérément non conforme à l'usage actuel</text:p>
      <text:p text:style-name="P20">(phrase en dialecte, vieulx françois, etc.).</text:p>
      <text:p text:style-name="P20">Signalez les erreurs d'impression par une note </text:p>
      <text:p text:style-name="P22"><text:span text:style-name="T20">dans le tetxe.</text:span><text:span text:style-name="T21">[**doit être texte]</text:span></text:p>
      <text:p text:style-name="P20"/>
      <text:p text:style-name="P20">La lettre s des livres anciens, imprimée </text:p>
      <text:p text:style-name="P22"><text:span text:style-name="T20">comme </text:span><text:span text:style-name="T21">s</text:span><text:span text:style-name="T24"> </text:span><text:span text:style-name="T20">ou </text:span><text:span text:style-name="T21">s</text:span><text:span text:style-name="T20">, doit être changée en «s». </text:span></text:p>
      <text:p text:style-name="P20"/>
      <text:p text:style-name="P28">Traits d'union.--Si un mot est coupé en </text:p>
      <text:p text:style-name="P27"><text:span text:style-name="T22">fin de ligne, rejoignez-le sur la ligne </text:span><text:span text:style-name="T23">supérieure</text:span><text:span text:style-name="T22">,</text:span></text:p>
      <text:p text:style-name="P28">en ne laissant le trait d'union que s'il </text:p>
      <text:p text:style-name="P27"><text:span text:style-name="T22">s'agit d'un mot composé comme «</text:span><text:span text:style-name="T23">porte-manteau</text:span><text:span text:style-name="T22">». N'oubliez pas d'insérer après le mot </text:span></text:p>
      <text:p text:style-name="P28">un retour à la ligne pour respecter les sauts de </text:p>
      <text:p text:style-name="P27"><text:span text:style-name="T22">ligne. Laissez le trait d'union à la fin de la </text:span><text:span text:style-name="T23">der-*</text:span></text:p>
      <text:p text:style-name="P11"><draw:frame draw:style-name="fr1" draw:name="Frame3" text:anchor-type="char" svg:x="0.7453in" svg:y="0.2035in" svg:width="2.5098in" svg:height="0.3484in" draw:z-index="1"><draw:text-box><text:p text:style-name="P1">Supprimez le pied de page</text:p></draw:text-box></draw:frame></text:p>
      <text:p text:style-name="P12"><text:soft-page-break/>Le document imprimé</text:p>
      <text:p text:style-name="P47">nière ligne d’une page, en ajoutant un astérisque * après le trait d'union. Placez également un astérisque avant le fragment de mot sur la page <text:span text:style-name="T35">suivante. <text:s/>Si vous ne savez pas s’il faut garder </text:span><text:span text:style-name="T37">le</text:span><text:span text:style-name="T38"> </text:span><text:span text:style-name="T37">trait</text:span><text:span text:style-name="T38"> </text:span><text:span text:style-name="T37">d’union</text:span><text:span text:style-name="T38"> </text:span><text:span text:style-name="T37">dans</text:span><text:span text:style-name="T38"> </text:span><text:span text:style-name="T37">un</text:span><text:span text:style-name="T38"> </text:span><text:span text:style-name="T37">mot</text:span><text:span text:style-name="T38"> </text:span><text:span text:style-name="T37">comme</text:span><text:span text:style-name="T38"> </text:span><text:span text:style-name="T37">«</text:span><text:span text:style-name="T7"> </text:span><text:span text:style-name="T37">mille-</text:span><text:line-break/><text:span text:style-name="T36">feuille », rejoignez le mot en mettant un * après le</text:span> trait d’union.</text:p>
      <text:p text:style-name="parag"><text:span text:style-name="T39">Les </text:span><text:span text:style-name="T40">tirets</text:span><text:span text:style-name="T39"> qui servent à la ponctuation ― </text:span>dits <text:span text:style-name="T14">tirets d’un cadratin</text:span> ― doivent être représentés par deux caractères pour les distinguer des traits d’union, et par quatre pour les tirets encore plus longs<text:span text:style-name="T28">――</text:span>! Retirez les espaces autour des tirets ; si le tiret est en bout de ligne, déplacez le mot suivant ― ou le tiret plus le mot suivant ― sur la ligne du haut, sans espace entre le tiret et ce mot. On ajoute également l’astérisque aux tirets en n de page, comme pour le trait d’union.</text:p>
      <text:p text:style-name="parag">Indiquez entre crochets les appels de <text:span text:style-name="T1">note de bas de page </text:span><text:span text:style-name="T29">†</text:span>. En bas de la page, corrigez le texte de la note comme du texte ordinaire, et placez une ligne blanche avant et après la note. Vériez que le symbole qui se trouve dans le texte est le même que celui de la note.<text:span text:style-name="Footnote_20_Symbol"><text:span text:style-name="T32"> 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Séparez la légende d’une illustration du reste du texte en in­sérant une ligne blanche avant et après le texte de la légende. S’il n’y a pas de légende, vous n’avez rien à faire.</text:p>
          </table:table-cell>
          <table:table-cell table:style-name="Table1.B1" office:value-type="string">
            <text:p text:style-name="P44"><draw:frame draw:style-name="fr2" draw:name="Object1" text:anchor-type="as-char" svg:width="0.7689in" svg:height="0.7299in" draw:z-index="0"><draw:object-ole xlink:href="./Object 1" xlink:type="simple" xlink:show="embed" xlink:actuate="onLoad"/><draw:image xlink:href="./ObjectReplacements/Object 1" xlink:type="simple" xlink:show="embed" xlink:actuate="onLoad"/></draw:frame></text:p>
            <text:p text:style-name="P45">Fig. 1. Correcteur moderne</text:p>
          </table:table-cell>
        </table:table-row>
      </table:table>
      <text:p text:style-name="P51">Les caractères spéciaux comprennent des signes diacritiques (cañon), des ligatures (Cæsar, cœur <text:span text:style-name="T29">1</text:span>, Œuvre), ou d’autres symboles comme £, ©, ±, etc. Voir les directives complètes pour les détails.</text:p>
      <text:p text:style-name="P50">Les lettres supérieures comme 1<text:span text:style-name="T29">er</text:span>, n°, M<text:span text:style-name="T29">me</text:span>, sont indiquées précédées par un chapeau ^.</text:p>
      <text:p text:style-name="P52">Les mots utilisant l’alphabet grec doivent être transcrits ainsi : [Greek : pneuma] pour <text:span text:style-name="T33"></text:span>. Utilisez l’outil de transcription de grec dans votre interface de correction. Pour d’autres alphabets, il suft de le signaler : [Hebrew : **] </text:p>
      <text:p text:style-name="P53"><text:span text:style-name="T1">Divers</text:span>. ― Vériez toujours dans les Com-mentaires du Projet s’il y a des particularités pour ce projet, par exemple de la poésie :</text:p>
      <text:p text:style-name="P54">Lisez nos chères directives</text:p>
      <text:p text:style-name="P56">De relecture,</text:p>
      <text:p text:style-name="P57"><text:span text:style-name="T15">Elles seront très instructives :</text:span> ―<text:span text:style-name="T15"> <text:s text:c="2"/></text:span></text:p>
      <text:p text:style-name="P59">Table ou gure,</text:p>
      <text:p text:style-name="P58">Notes en marge ou même index</text:p>
      <text:p text:style-name="P55">Ne vous laisseront plus perplexe.</text:p>
      <text:p text:style-name="P43">Il y a également le forum du projet où vous pouvez lire et écrire les messages sur le livre que vous corrigez. <text:s/>Vous voyez que tout est facile, donc faites un essai et venez nous rejoindre.</text:p>
      <text:p text:style-name="P46"/>
      <text:p text:style-name="P40"><text:span text:style-name="parag_20_Car"><text:span text:style-name="T30">†</text:span></text:span><text:span text:style-name="parag_20_Car"><text:span text:style-name="T16"> </text:span></text:span><text:span text:style-name="parag_20_Car"><text:span text:style-name="T34">Les symboles de note hors lettres et chiffres (*, §, <text:line-break/>etc.) sont remplacés par des astérisques *.</text:span></text:span></text:p>
      <text:p text:style-name="P39"><text:span text:style-name="parag_20_Car"><text:span text:style-name="T31">1</text:span></text:span><text:span text:style-name="parag_20_Car"><text:span text:style-name="T34"> Transcrit ainsi car ‘</text:span></text:span><text:span text:style-name="T34">œ’ est </text:span><text:span text:style-name="parag_20_Car"><text:span text:style-name="T34">absent du jeu de caractères courant.</text:span></text:span></text:p>
      <text:p text:style-name="P41">Le texte correctement relu</text:p>
      <text:p text:style-name="P31"><text:span text:style-name="T25">*nière</text:span><text:span text:style-name="T26"> ligne</text:span><text:span text:style-name="T25"> </text:span><text:span text:style-name="T26">d'une page, en ajoutant un astérisque *</text:span></text:p>
      <text:p text:style-name="P30">après le trait d'union. Placez également un</text:p>
      <text:p text:style-name="P30">astérisque avant le fragment de mot sur la page</text:p>
      <text:p text:style-name="P30">suivante. Si vous ne savez pas s'il faut garder le</text:p>
      <text:p text:style-name="P29"><text:span text:style-name="T26">trait d'union dans un mot comme «</text:span><text:span text:style-name="T25">mille-*feuille»</text:span><text:span text:style-name="T26">, </text:span></text:p>
      <text:p text:style-name="P30">rejoignez le mot en mettant un * après le </text:p>
      <text:p text:style-name="P30">trait d'union.</text:p>
      <text:p text:style-name="P15"/>
      <text:p text:style-name="P16"><text:span text:style-name="T26">Les tirets qui servent à la ponctuation</text:span><text:span text:style-name="T25">--dits</text:span><text:span text:style-name="T26"> </text:span></text:p>
      <text:p text:style-name="P15">tirets d'un cadratin--doivent être représentés</text:p>
      <text:p text:style-name="P15">par deux caractères pour les distinguer des traits</text:p>
      <text:p text:style-name="P15">d'union, et par quatre pour les tirets encore plus</text:p>
      <text:p text:style-name="P16"><text:span text:style-name="T26">longs</text:span><text:span text:style-name="T25">----</text:span><text:span text:style-name="T26">! Retirez les espaces autour des tirets; si </text:span></text:p>
      <text:p text:style-name="P16"><text:span text:style-name="T26">le tiret est en bout de ligne, déplacez le mot suivant</text:span><text:span text:style-name="T25">--ou</text:span></text:p>
      <text:p text:style-name="P15">le tiret plus le mot suivant-–sur la ligne du</text:p>
      <text:p text:style-name="P15">haut, sans espace entre le tiret et ce mot. On ajoute</text:p>
      <text:p text:style-name="P15">également l'astérisque aux tirets en fin de page,</text:p>
      <text:p text:style-name="P15">comme pour le trait d'union.</text:p>
      <text:p text:style-name="P17"/>
      <text:p text:style-name="P33">Indiquez entre crochets les appels de note de</text:p>
      <text:p text:style-name="P32"><text:span text:style-name="T26">bas de page</text:span><text:span text:style-name="T25">[*]</text:span><text:span text:style-name="T26">. En bas de la page, corrigez le texte</text:span></text:p>
      <text:p text:style-name="P33">de la note comme du texte ordinaire, et placez une</text:p>
      <text:p text:style-name="P33">ligne blanche avant et après la note. Vérifiez que le</text:p>
      <text:p text:style-name="P33">symbole qui se trouve dans le texte est le même</text:p>
      <text:p text:style-name="P33">que celui de la note.</text:p>
      <text:p text:style-name="P33"/>
      <text:p text:style-name="P33">Séparez la légende d'une </text:p>
      <text:p text:style-name="P33">illustration du reste du texte en <text:span text:style-name="T2">insérant</text:span> </text:p>
      <text:p text:style-name="P33"/>
      <text:p text:style-name="P33">Fig. 1. Correcteur <draw:frame draw:style-name="fr1" draw:name="Frame4" text:anchor-type="char" svg:x="3.0118in" svg:y="0.0201in" svg:width="1.2598in" svg:height="0.7898in" draw:z-index="3"><draw:text-box><text:p text:style-name="P1">N’ajustez pas les sauts de ligne</text:p></draw:text-box></draw:frame></text:p>
      <text:p text:style-name="P33">moderne</text:p>
      <text:p text:style-name="P33"/>
      <text:p text:style-name="P33">une ligne blanche avant et </text:p>
      <text:p text:style-name="P32"><text:span text:style-name="T26">après le </text:span><text:span text:style-name="T27">texte </text:span><text:span text:style-name="T26">de la légende. S'il </text:span></text:p>
      <text:p text:style-name="P33">n'y a pas de légende, vous n'avez </text:p>
      <text:p text:style-name="P33">rien à faire.</text:p>
      <text:p text:style-name="P35"/>
      <text:p text:style-name="P33">Les caractères spéciaux comprennent des </text:p>
      <text:p text:style-name="P33">signes diacritiques (cañon), des ligatures (Cæsar, </text:p>
      <text:p text:style-name="P32"><text:span text:style-name="T26">c</text:span><text:span text:style-name="T25">[oe]</text:span><text:span text:style-name="T26">ur</text:span><text:span text:style-name="T25">[1]</text:span><text:span text:style-name="T26">, </text:span><text:span text:style-name="T25">[OE]</text:span><text:span text:style-name="T26">uvre), ou d'autres symboles comme £, ©, </text:span></text:p>
      <text:p text:style-name="P33">±, etc. Voir les directives complètes pour les </text:p>
      <text:p text:style-name="P33">détails.</text:p>
      <text:p text:style-name="P33"/>
      <text:p text:style-name="P32"><text:span text:style-name="T26">Les lettres supérieures comme </text:span><text:span text:style-name="T25">1^er</text:span><text:span text:style-name="T26">, </text:span><text:span text:style-name="T25">n^o</text:span><text:span text:style-name="T26">, </text:span><text:span text:style-name="T25">M^me</text:span><text:span text:style-name="T26">,</text:span></text:p>
      <text:p text:style-name="P33">sont indiquées précédées par un chapeau ^.</text:p>
      <text:p text:style-name="P33"/>
      <text:p text:style-name="P33">Les mots utilisant l'alphabet grec doivent être </text:p>
      <text:p text:style-name="P32"><text:span text:style-name="T26">transcrits ainsi: [Greek: pneuma] pour </text:span><text:span text:style-name="T25">[Greek: pneuma]</text:span><text:span text:style-name="T26">. </text:span></text:p>
      <text:p text:style-name="P33">Utilisez l'outil de transcription de grec dans votre</text:p>
      <text:p text:style-name="P33">interface de correction. Pour d'autres alphabets, il</text:p>
      <text:p text:style-name="P33">suffit de le signaler: [Hebrew: **]</text:p>
      <text:p text:style-name="P36"/>
      <text:p text:style-name="P33">Divers.--Vérifiez toujours dans les Commentaires </text:p>
      <text:p text:style-name="P33">du Projet s'il y a des particularités pour</text:p>
      <text:p text:style-name="P33">ce projet, par exemple de la poésie: </text:p>
      <text:p text:style-name="P33"/>
      <text:p text:style-name="P34">Lisez nos chères directives</text:p>
      <text:p text:style-name="P34">De relecture,</text:p>
      <text:p text:style-name="P34">Elles seront très instructives:--</text:p>
      <text:p text:style-name="P34">Table ou figure,</text:p>
      <text:p text:style-name="P34">Notes en marge ou même index</text:p>
      <text:p text:style-name="P34">Ne vous laisseront plus perplexe.</text:p>
      <text:p text:style-name="P33"/>
      <text:p text:style-name="P33">Il y a également le forum du projet où vous pouvez </text:p>
      <text:p text:style-name="P33">lire et écrire les messages sur le livre que vous </text:p>
      <text:p text:style-name="P33">corrigez. Vous voyez que tout est facile, donc </text:p>
      <text:p text:style-name="P33">faites un essai et venez nous rejoindre.</text:p>
      <text:p text:style-name="P35"><text:s/></text:p>
      <text:p text:style-name="P32"><text:span text:style-name="T25">*</text:span><text:span text:style-name="T26"> Les symboles de note hors lettres et chiffres (*, §,</text:span></text:p>
      <text:p text:style-name="P33">etc.) sont remplacés par des astérisques *.</text:p>
      <text:p text:style-name="P33"/>
      <text:p text:style-name="P38"><text:span text:style-name="T25">1</text:span><text:span text:style-name="T26"> Transcrit ainsi car '</text:span><text:span text:style-name="T25">[oe]</text:span><text:span text:style-name="T26">' est absent du jeu de caractères cour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language="fr" fo:country="FR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ps_20_de_20_texte_20_2" style:display-name="Corps de texte 2" style:family="paragraph" style:parent-style-name="Standard">
      <style:paragraph-properties fo:margin-left="0in" fo:margin-right="-0.1874in" fo:text-indent="0in" style:auto-text-indent="false"/>
      <style:text-properties style:font-name="Courier New" fo:font-size="10pt" fo:language="fr" fo:country="FR" style:font-size-asian="10pt" style:font-name-complex="Courier New"/>
    </style:style>
    <style:style style:name="Corps_20_de_20_texte_20_3" style:display-name="Corps de texte 3" style:family="paragraph" style:parent-style-name="Standard">
      <style:paragraph-properties fo:margin-left="0in" fo:margin-right="-0.1874in" fo:text-indent="0in" style:auto-text-indent="false"/>
      <style:text-properties style:font-name="Courier New" fo:language="fr" fo:country="FR" style:font-name-complex="Courier New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parag" style:family="paragraph" style:parent-style-name="Text_20_body">
      <style:paragraph-properties fo:margin-left="0in" fo:margin-right="0in" fo:text-align="justify" style:justify-single-word="false" fo:text-indent="0.3154in" style:auto-text-indent="false"/>
      <style:text-properties fo:font-size="11pt" fo:font-weight="normal" style:font-size-asian="11pt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Corps_20_de_20_texte_20_Car" style:display-name="Corps de texte Car" style:family="text" style:parent-style-name="Police_20_par_20_défaut">
      <style:text-properties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arag_20_Car" style:display-name="parag Car" style:family="text" style:parent-style-name="Corps_20_de_20_texte_20_Car">
      <style:text-properties fo:font-size="11pt" style:font-size-asian="11pt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3937in" fo:margin-bottom="0.3398in" fo:margin-left="0.25in" fo:margin-right="0.1854in" style:writing-mode="lr-tb" style:layout-grid-color="#c0c0c0" style:layout-grid-lines="48" style:layout-grid-base-height="0.1665in" style:layout-grid-ruby-height="0.0598in" style:layout-grid-mode="none" style:layout-grid-ruby-below="false" style:layout-grid-print="false" style:layout-grid-display="false" style:footnote-max-height="0in">
        <style:columns fo:column-count="2">
          <style:column style:rel-width="4680*" fo:start-indent="0in" fo:end-indent="0.0835in"/>
          <style:column style:rel-width="6600*" fo:start-indent="0.083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Guide pratique de relecture</dc:title>
    <meta:initial-creator>Ordinateur</meta:initial-creator>
    <meta:creation-date>2008-11-26T13:10:00</meta:creation-date>
    <dc:date>2008-11-29T07:34:35</dc:date>
    <meta:editing-cycles>50</meta:editing-cycles>
    <meta:editing-duration>PT6H53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1" meta:page-count="2" meta:paragraph-count="148" meta:word-count="1462" meta:character-count="8656"/>
  </office:meta>
</office:document-meta>
</file>